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6pt"/>
    </style:style>
    <style:style style:name="co2" style:family="table-column">
      <style:table-column-properties fo:break-before="auto" style:column-width="87.39pt"/>
    </style:style>
    <style:style style:name="co3" style:family="table-column">
      <style:table-column-properties fo:break-before="auto" style:column-width="131.36pt"/>
    </style:style>
    <style:style style:name="co4" style:family="table-column">
      <style:table-column-properties fo:break-before="auto" style:column-width="61.31pt"/>
    </style:style>
    <style:style style:name="co5" style:family="table-column">
      <style:table-column-properties fo:break-before="auto" style:column-width="146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5pt" svg:height="254.92pt" svg:x="2.04pt" svg:y="205.91pt">
            <draw:object draw:notify-on-update-of-ranges="Sheet1.A3:Sheet1.B14 Sheet1.C3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5pt" svg:height="254.89pt" svg:x="517.75pt" svg:y="208.15pt">
            <draw:object draw:notify-on-update-of-ranges="Sheet1.A3:Sheet1.B14 Sheet1.D3:Sheet1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verage Waiting</text:p>
          </table:table-cell>
          <table:table-cell table:style-name="ce1" office:value-type="string" calcext:value-type="string">
            <text:p>Average Queued Vehicles</text:p>
          </table:table-cell>
          <table:table-cell table:style-name="ce1" office:value-type="string" calcext:value-type="string">
            <text:p>Throughput</text:p>
          </table:table-cell>
          <table:table-cell/>
        </table:table-row>
        <table:table-row table:style-name="ro1"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<text:s/>Naive 31s</text:p>
          </table:table-cell>
          <table:table-cell office:value-type="float" office:value="281.54" calcext:value-type="float">
            <text:p>281.54</text:p>
          </table:table-cell>
          <table:table-cell office:value-type="float" office:value="7.41" calcext:value-type="float">
            <text:p>7.4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<text:s/>Naive 21s</text:p>
          </table:table-cell>
          <table:table-cell office:value-type="float" office:value="159.32" calcext:value-type="float">
            <text:p>159.32</text:p>
          </table:table-cell>
          <table:table-cell office:value-type="float" office:value="5.64" calcext:value-type="float">
            <text:p>5.64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<text:s/>Feed-Forward Dropout</text:p>
          </table:table-cell>
          <table:table-cell office:value-type="float" office:value="137.83" calcext:value-type="float">
            <text:p>137.83</text:p>
          </table:table-cell>
          <table:table-cell office:value-type="float" office:value="4.75" calcext:value-type="float">
            <text:p>4.75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<text:s/>Naive 31s</text:p>
          </table:table-cell>
          <table:table-cell office:value-type="float" office:value="1469.74" calcext:value-type="float">
            <text:p>1469.74</text:p>
          </table:table-cell>
          <table:table-cell office:value-type="float" office:value="38.57" calcext:value-type="float">
            <text:p>38.5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<text:s/>Naive 21s</text:p>
          </table:table-cell>
          <table:table-cell office:value-type="float" office:value="827.4" calcext:value-type="float">
            <text:p>827.4</text:p>
          </table:table-cell>
          <table:table-cell office:value-type="float" office:value="29.18" calcext:value-type="float">
            <text:p>29.18</text:p>
          </table:table-cell>
          <table:table-cell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<text:s/>Feed-Forward Dropout</text:p>
          </table:table-cell>
          <table:table-cell office:value-type="float" office:value="723.25" calcext:value-type="float">
            <text:p>723.25</text:p>
          </table:table-cell>
          <table:table-cell office:value-type="float" office:value="24.86" calcext:value-type="float">
            <text:p>24.86</text:p>
          </table:table-cell>
          <table:table-cell office:value-type="float" office:value="2878" calcext:value-type="float">
            <text:p>2878</text:p>
          </table:table-cell>
          <table:table-cell/>
        </table:table-row>
        <table:table-row table:style-name="ro1">
          <table:table-cell table:style-name="ce2" office:value-type="string" calcext:value-type="string">
            <text:p>North-South</text:p>
          </table:table-cell>
          <table:table-cell table:style-name="ce2" office:value-type="string" calcext:value-type="string">
            <text:p><text:s/>Naive 31s</text:p>
          </table:table-cell>
          <table:table-cell office:value-type="float" office:value="870.09" calcext:value-type="float">
            <text:p>870.09</text:p>
          </table:table-cell>
          <table:table-cell office:value-type="float" office:value="22.97" calcext:value-type="float">
            <text:p>22.97</text:p>
          </table:table-cell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 table:style-name="ce2" office:value-type="string" calcext:value-type="string">
            <text:p>North-South</text:p>
          </table:table-cell>
          <table:table-cell table:style-name="ce2" office:value-type="string" calcext:value-type="string">
            <text:p><text:s/>Naive 21s</text:p>
          </table:table-cell>
          <table:table-cell office:value-type="float" office:value="485.56" calcext:value-type="float">
            <text:p>485.56</text:p>
          </table:table-cell>
          <table:table-cell office:value-type="float" office:value="17.07" calcext:value-type="float">
            <text:p>17.07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table:style-name="ce2" office:value-type="string" calcext:value-type="string">
            <text:p>North-South</text:p>
          </table:table-cell>
          <table:table-cell table:style-name="ce2" office:value-type="string" calcext:value-type="string">
            <text:p><text:s/>Feed-Forward Dropout</text:p>
          </table:table-cell>
          <table:table-cell office:value-type="float" office:value="262.68" calcext:value-type="float">
            <text:p>262.68</text:p>
          </table:table-cell>
          <table:table-cell office:value-type="float" office:value="9.83" calcext:value-type="float">
            <text:p>9.83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East-West</text:p>
          </table:table-cell>
          <table:table-cell office:value-type="string" calcext:value-type="string">
            <text:p><text:s/>Naive 31s</text:p>
          </table:table-cell>
          <table:table-cell office:value-type="float" office:value="892.51" calcext:value-type="float">
            <text:p>892.51</text:p>
          </table:table-cell>
          <table:table-cell office:value-type="float" office:value="23.4" calcext:value-type="float">
            <text:p>23.4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East-West</text:p>
          </table:table-cell>
          <table:table-cell office:value-type="string" calcext:value-type="string">
            <text:p><text:s/>Naive 21s</text:p>
          </table:table-cell>
          <table:table-cell office:value-type="float" office:value="489.28" calcext:value-type="float">
            <text:p>489.28</text:p>
          </table:table-cell>
          <table:table-cell office:value-type="float" office:value="17.32" calcext:value-type="float">
            <text:p>17.32</text:p>
          </table:table-cell>
          <table:table-cell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string" calcext:value-type="string">
            <text:p>East-West</text:p>
          </table:table-cell>
          <table:table-cell office:value-type="string" calcext:value-type="string">
            <text:p><text:s/>Feed-Forward Dropout</text:p>
          </table:table-cell>
          <table:table-cell office:value-type="float" office:value="337.97" calcext:value-type="float">
            <text:p>337.97</text:p>
          </table:table-cell>
          <table:table-cell office:value-type="float" office:value="11.35" calcext:value-type="float">
            <text:p>11.35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 table:number-rows-repeated="29">
          <table:table-cell table:number-columns-repeated="6"/>
        </table:table-row>
        <table:table-row table:style-name="ro1">
          <table:table-cell office:value-type="string" calcext:value-type="string">
            <text:p>Waiting time</text:p>
          </table:table-cell>
          <table:table-cell office:value-type="float" office:value="159.32" calcext:value-type="float">
            <text:p>159.32</text:p>
          </table:table-cell>
          <table:table-cell/>
          <table:table-cell office:value-type="float" office:value="159.32" calcext:value-type="float">
            <text:p>159.32</text:p>
          </table:table-cell>
          <table:table-cell office:value-type="float" office:value="5.64" calcext:value-type="float">
            <text:p>5.6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827.4" calcext:value-type="float">
            <text:p>827.4</text:p>
          </table:table-cell>
          <table:table-cell office:value-type="float" office:value="29.18" calcext:value-type="float">
            <text:p>29.18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485.56" calcext:value-type="float">
            <text:p>485.56</text:p>
          </table:table-cell>
          <table:table-cell office:value-type="float" office:value="17.07" calcext:value-type="float">
            <text:p>17.07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table:number-columns-repeated="3"/>
          <table:table-cell office:value-type="float" office:value="489.28" calcext:value-type="float">
            <text:p>489.28</text:p>
          </table:table-cell>
          <table:table-cell office:value-type="float" office:value="17.32" calcext:value-type="float">
            <text:p>17.32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Waiting time</text:p>
          </table:table-cell>
          <table:table-cell office:value-type="float" office:value="827.4" calcext:value-type="float">
            <text:p>82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29.18" calcext:value-type="float">
            <text:p>2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Waiting time</text:p>
          </table:table-cell>
          <table:table-cell office:value-type="float" office:value="485.56" calcext:value-type="float">
            <text:p>48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7.07" calcext:value-type="float">
            <text:p>17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Waiting time</text:p>
          </table:table-cell>
          <table:table-cell office:value-type="float" office:value="489.28" calcext:value-type="float">
            <text:p>489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7.32" calcext:value-type="float">
            <text:p>17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749" calcext:value-type="float">
            <text:p>17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1:06:22.908380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2:42:04.230433621</meta:creation-date>
    <dc:date>2019-04-10T11:09:26.379460148</dc:date>
    <meta:editing-duration>PT3H38M25S</meta:editing-duration>
    <meta:editing-cycles>14</meta:editing-cycles>
    <meta:generator>LibreOffice/6.0.7.3$Linux_X86_64 LibreOffice_project/00m0$Build-3</meta:generator>
    <meta:document-statistic meta:table-count="1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0000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ed1c2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title svg:x="3.588cm" svg:y="0.314cm" chart:style-name="ch2">
          <text:p>Average Cumulative Waiting Time per Step</text:p>
        </chart:title>
        <chart:subtitle svg:x="6.52cm" svg:y="1.283cm" chart:style-name="ch3">
          <text:p>(Lower is Better)</text:p>
        </chart:subtitle>
        <chart:plot-area chart:style-name="ch4" table:cell-range-address="Sheet1.A3:Sheet1.C14" chart:data-source-has-labels="column" svg:x="1.32cm" svg:y="2.111cm" svg:width="14.348cm" svg:height="5.733cm">
          <chartooo:coordinate-region svg:x="7.604cm" svg:y="2.121cm" svg:width="7.645cm" svg:height="5.075cm"/>
          <chart:axis chart:dimension="x" chart:name="primary-x" chart:style-name="ch5" chartooo:axis-type="auto">
            <chartooo:date-scale/>
            <chart:title svg:x="0.451cm" svg:y="6.086cm" chart:style-name="ch6">
              <text:p>Mode / Method</text:p>
            </chart:title>
            <chart:categories table:cell-range-address="Sheet1.A3:Sheet1.B14"/>
          </chart:axis>
          <chart:axis chart:dimension="y" chart:name="primary-y" chart:style-name="ch7">
            <chart:title svg:x="7.821cm" svg:y="8.023cm" chart:style-name="ch8">
              <text:p>Seconds</text:p>
            </chart:title>
            <chart:grid chart:style-name="ch9" chart:class="major"/>
          </chart:axis>
          <chart:series chart:style-name="ch10" chart:values-cell-range-address="Sheet1.C3:Sheet1.C14" chart:class="chart:bar">
            <chart:data-point chart:style-name="ch11"/>
            <chart:data-point chart:style-name="ch12"/>
            <chart:data-point chart:style-name="ch13"/>
            <chart:data-point chart:style-name="ch11"/>
            <chart:data-point chart:style-name="ch12"/>
            <chart:data-point chart:style-name="ch13"/>
            <chart:data-point chart:style-name="ch11"/>
            <chart:data-point chart:style-name="ch12"/>
            <chart:data-point chart:style-name="ch13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Low  Naive 31s</text:p>
                <text:list>
                  <text:list-item>
                    <text:p>Low</text:p>
                  </text:list-item>
                  <text:list-item>
                    <text:p> Naive 31s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281.54">
                <text:p>281.54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Low  Naive 21s</text:p>
                <text:list>
                  <text:list-item>
                    <text:p>Low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159.32">
                <text:p>159.32</text:p>
              </table:table-cell>
            </table:table-row>
            <table:table-row>
              <table:table-cell office:value-type="string">
                <text:p>Low  Feed-Forward Dropout</text:p>
                <text:list>
                  <text:list-item>
                    <text:p>Low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137.83">
                <text:p>137.83</text:p>
              </table:table-cell>
            </table:table-row>
            <table:table-row>
              <table:table-cell office:value-type="string">
                <text:p>High  Naive 31s</text:p>
                <text:list>
                  <text:list-item>
                    <text:p>High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1469.74">
                <text:p>1469.74</text:p>
              </table:table-cell>
            </table:table-row>
            <table:table-row>
              <table:table-cell office:value-type="string">
                <text:p>High  Naive 21s</text:p>
                <text:list>
                  <text:list-item>
                    <text:p>High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827.4">
                <text:p>827.4</text:p>
              </table:table-cell>
            </table:table-row>
            <table:table-row>
              <table:table-cell office:value-type="string">
                <text:p>High  Feed-Forward Dropout</text:p>
                <text:list>
                  <text:list-item>
                    <text:p>High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723.25">
                <text:p>723.25</text:p>
              </table:table-cell>
            </table:table-row>
            <table:table-row>
              <table:table-cell office:value-type="string">
                <text:p>North-South  Naive 31s</text:p>
                <text:list>
                  <text:list-item>
                    <text:p>North-South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870.09">
                <text:p>870.09</text:p>
              </table:table-cell>
            </table:table-row>
            <table:table-row>
              <table:table-cell office:value-type="string">
                <text:p>North-South  Naive 21s</text:p>
                <text:list>
                  <text:list-item>
                    <text:p>North-South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485.56">
                <text:p>485.56</text:p>
              </table:table-cell>
            </table:table-row>
            <table:table-row>
              <table:table-cell office:value-type="string">
                <text:p>North-South  Feed-Forward Dropout</text:p>
                <text:list>
                  <text:list-item>
                    <text:p>North-South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262.68">
                <text:p>262.68</text:p>
              </table:table-cell>
            </table:table-row>
            <table:table-row>
              <table:table-cell office:value-type="string">
                <text:p>East-West  Naive 31s</text:p>
                <text:list>
                  <text:list-item>
                    <text:p>East-West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892.51">
                <text:p>892.51</text:p>
              </table:table-cell>
            </table:table-row>
            <table:table-row>
              <table:table-cell office:value-type="string">
                <text:p>East-West  Naive 21s</text:p>
                <text:list>
                  <text:list-item>
                    <text:p>East-West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489.28">
                <text:p>489.28</text:p>
              </table:table-cell>
            </table:table-row>
            <table:table-row>
              <table:table-cell office:value-type="string">
                <text:p>East-West  Feed-Forward Dropout</text:p>
                <text:list>
                  <text:list-item>
                    <text:p>East-West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337.97">
                <text:p>337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808080"/>
    </style:style>
    <style:style style:name="ch12" style:family="chart">
      <style:chart-properties chart:solid-type="cuboid"/>
      <style:graphic-properties draw:fill-color="#ed1c24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8.993cm" xlink:href=".." xlink:type="simple" chart:class="chart:bar" chart:style-name="ch1">
        <chart:title svg:x="4.384cm" svg:y="0.314cm" chart:style-name="ch2">
          <text:p>Average Queued Vehicles per Step</text:p>
        </chart:title>
        <chart:subtitle svg:x="6.52cm" svg:y="1.283cm" chart:style-name="ch3">
          <text:p>(Lower is Better)</text:p>
        </chart:subtitle>
        <chart:plot-area chart:style-name="ch4" table:cell-range-address="Sheet1.A3:Sheet1.B14 Sheet1.D3:Sheet1.D14" chart:data-source-has-labels="column" svg:x="1.32cm" svg:y="2.111cm" svg:width="14.348cm" svg:height="5.732cm">
          <chartooo:coordinate-region svg:x="7.604cm" svg:y="2.121cm" svg:width="7.854cm" svg:height="5.074cm"/>
          <chart:axis chart:dimension="x" chart:name="primary-x" chart:style-name="ch5" chartooo:axis-type="auto">
            <chartooo:date-scale/>
            <chart:title svg:x="0.451cm" svg:y="6.086cm" chart:style-name="ch6">
              <text:p>Mode / Method</text:p>
            </chart:title>
            <chart:categories table:cell-range-address="Sheet1.A3:Sheet1.B14"/>
          </chart:axis>
          <chart:axis chart:dimension="y" chart:name="primary-y" chart:style-name="ch7">
            <chart:title svg:x="7.83cm" svg:y="8.022cm" chart:style-name="ch8">
              <text:p>Vehicles</text:p>
            </chart:title>
            <chart:grid chart:style-name="ch9" chart:class="major"/>
          </chart:axis>
          <chart:series chart:style-name="ch10" chart:values-cell-range-address="Sheet1.D3:Sheet1.D14" chart:class="chart:bar">
            <chart:data-point/>
            <chart:data-point chart:style-name="ch11"/>
            <chart:data-point chart:style-name="ch12"/>
            <chart:data-point/>
            <chart:data-point chart:style-name="ch11"/>
            <chart:data-point chart:style-name="ch12"/>
            <chart:data-point/>
            <chart:data-point chart:style-name="ch11"/>
            <chart:data-point chart:style-name="ch12"/>
            <chart:data-point chart:style-name="ch13"/>
            <chart:data-point chart:style-name="ch11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ow  Naive 31s</text:p>
                <text:list>
                  <text:list-item>
                    <text:p>Low</text:p>
                  </text:list-item>
                  <text:list-item>
                    <text:p> Naive 31s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7.41">
                <text:p>7.4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Low  Naive 21s</text:p>
                <text:list>
                  <text:list-item>
                    <text:p>Low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Low  Feed-Forward Dropout</text:p>
                <text:list>
                  <text:list-item>
                    <text:p>Low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High  Naive 31s</text:p>
                <text:list>
                  <text:list-item>
                    <text:p>High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38.57">
                <text:p>38.57</text:p>
              </table:table-cell>
            </table:table-row>
            <table:table-row>
              <table:table-cell office:value-type="string">
                <text:p>High  Naive 21s</text:p>
                <text:list>
                  <text:list-item>
                    <text:p>High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High  Feed-Forward Dropout</text:p>
                <text:list>
                  <text:list-item>
                    <text:p>High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North-South  Naive 31s</text:p>
                <text:list>
                  <text:list-item>
                    <text:p>North-South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North-South  Naive 21s</text:p>
                <text:list>
                  <text:list-item>
                    <text:p>North-South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North-South  Feed-Forward Dropout</text:p>
                <text:list>
                  <text:list-item>
                    <text:p>North-South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East-West  Naive 31s</text:p>
                <text:list>
                  <text:list-item>
                    <text:p>East-West</text:p>
                  </text:list-item>
                  <text:list-item>
                    <text:p> Naive 31s</text:p>
                  </text:list-item>
                </text:list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East-West  Naive 21s</text:p>
                <text:list>
                  <text:list-item>
                    <text:p>East-West</text:p>
                  </text:list-item>
                  <text:list-item>
                    <text:p> Naive 21s</text:p>
                  </text:list-item>
                </text:list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East-West  Feed-Forward Dropout</text:p>
                <text:list>
                  <text:list-item>
                    <text:p>East-West</text:p>
                  </text:list-item>
                  <text:list-item>
                    <text:p> Feed-Forward Dropout</text:p>
                  </text:list-item>
                </text:list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